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50000096829CCB3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1.24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0.39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1.20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0.43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solid" svg:stroke-width="0cm" svg:stroke-color="#b3b3b3" draw:stroke-linejoin="round" svg:stroke-linecap="butt" draw:fill="none" loext:decorative="false"/>
    </style:style>
    <style:style style:name="gr9" style:family="graphic" style:parent-style-name="standard">
      <style:graphic-properties draw:stroke="solid" svg:stroke-width="0.079cm" svg:stroke-color="#004586" draw:stroke-linejoin="round" svg:stroke-linecap="butt" draw:fill="none" fo:padding-top="0.039cm" fo:padding-bottom="0.039cm" fo:padding-left="0.039cm" fo:padding-right="0.039cm" loext:decorative="false"/>
    </style:style>
    <style:style style:name="gr10" style:family="graphic" style:parent-style-name="standard">
      <style:graphic-properties draw:stroke="solid" svg:stroke-width="0cm" svg:stroke-color="#004586" draw:stroke-linejoin="round" svg:stroke-linecap="butt" draw:fill="solid" draw:fill-color="#004586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1.42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0.65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93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1cm" fo:min-width="1.6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10.5pt"/>
    </style:style>
    <style:style style:name="P3" style:family="paragraph">
      <loext:graphic-properties draw:fill="none"/>
      <style:paragraph-properties fo:text-align="start"/>
      <style:text-properties fo:font-size="10.5pt" style:font-size-asian="10pt" style:font-size-complex="10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4586"/>
    </style:style>
    <style:style style:name="P6" style:family="paragraph">
      <style:paragraph-properties fo:text-align="start" style:writing-mode="lr-tb"/>
      <style:text-properties fo:font-size="9.39999961853027pt"/>
    </style:style>
    <style:style style:name="P7" style:family="paragraph">
      <loext:graphic-properties draw:fill="none"/>
      <style:paragraph-properties fo:text-align="start"/>
      <style:text-properties fo:font-size="9.39999961853027pt" style:font-size-asian="9pt" style:font-size-complex="9pt"/>
    </style:style>
    <style:style style:name="T1" style:family="text">
      <style:text-properties fo:color="#000000" loext:opacity="100%"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2" style:family="text">
      <style:text-properties fo:color="#000000" loext:opacity="100%" style:font-name="Liberation Sans" fo:font-size="9pt" fo:font-weight="normal" style:font-name-asian="Liberation Sans" style:font-size-asian="9pt" style:font-weight-asian="normal" style:font-name-complex="Liberation 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7.159cm" svg:x="0cm" svg:y="0cm">
          <draw:image xlink:href="Pictures/10000000000007450000096829CCB392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2" draw:text-style-name="P3" draw:layer="layout" svg:width="1.248cm" svg:height="0.414cm" svg:x="9.361cm" svg:y="1.055cm">
          <draw:text-box>
            <text:p text:style-name="P2"><text:span text:style-name="T1">Shee</text:span><text:span text:style-name="T1">t1</text:span></text:p>
          </draw:text-box>
        </draw:frame>
        <draw:line draw:style-name="gr3" draw:text-style-name="P1" draw:layer="layout" svg:x1="0.095cm" svg:y1="1.783cm" svg:x2="5.195cm" svg:y2="1.783cm">
          <text:p/>
        </draw:line>
        <draw:line draw:style-name="gr3" draw:text-style-name="P1" draw:layer="layout" svg:x1="0.111cm" svg:y1="1.771cm" svg:x2="0.111cm" svg:y2="10.785cm">
          <text:p/>
        </draw:line>
        <draw:line draw:style-name="gr3" draw:text-style-name="P1" draw:layer="layout" svg:x1="2.646cm" svg:y1="1.771cm" svg:x2="2.646cm" svg:y2="10.785cm">
          <text:p/>
        </draw:line>
        <draw:line draw:style-name="gr3" draw:text-style-name="P1" draw:layer="layout" svg:x1="5.179cm" svg:y1="1.771cm" svg:x2="5.179cm" svg:y2="10.785cm">
          <text:p/>
        </draw:line>
        <draw:line draw:style-name="gr3" draw:text-style-name="P1" draw:layer="layout" svg:x1="0.095cm" svg:y1="2.256cm" svg:x2="5.195cm" svg:y2="2.256cm">
          <text:p/>
        </draw:line>
        <draw:line draw:style-name="gr3" draw:text-style-name="P1" draw:layer="layout" svg:x1="0.095cm" svg:y1="2.731cm" svg:x2="5.195cm" svg:y2="2.731cm">
          <text:p/>
        </draw:line>
        <draw:line draw:style-name="gr3" draw:text-style-name="P1" draw:layer="layout" svg:x1="0.095cm" svg:y1="3.204cm" svg:x2="5.195cm" svg:y2="3.204cm">
          <text:p/>
        </draw:line>
        <draw:line draw:style-name="gr3" draw:text-style-name="P1" draw:layer="layout" svg:x1="0.095cm" svg:y1="3.676cm" svg:x2="5.195cm" svg:y2="3.676cm">
          <text:p/>
        </draw:line>
        <draw:line draw:style-name="gr3" draw:text-style-name="P1" draw:layer="layout" svg:x1="0.095cm" svg:y1="4.149cm" svg:x2="5.195cm" svg:y2="4.149cm">
          <text:p/>
        </draw:line>
        <draw:line draw:style-name="gr3" draw:text-style-name="P1" draw:layer="layout" svg:x1="0.095cm" svg:y1="4.623cm" svg:x2="5.195cm" svg:y2="4.623cm">
          <text:p/>
        </draw:line>
        <draw:line draw:style-name="gr3" draw:text-style-name="P1" draw:layer="layout" svg:x1="0.095cm" svg:y1="5.096cm" svg:x2="5.195cm" svg:y2="5.096cm">
          <text:p/>
        </draw:line>
        <draw:line draw:style-name="gr3" draw:text-style-name="P1" draw:layer="layout" svg:x1="0.095cm" svg:y1="5.568cm" svg:x2="5.195cm" svg:y2="5.568cm">
          <text:p/>
        </draw:line>
        <draw:line draw:style-name="gr3" draw:text-style-name="P1" draw:layer="layout" svg:x1="0.095cm" svg:y1="6.041cm" svg:x2="5.195cm" svg:y2="6.041cm">
          <text:p/>
        </draw:line>
        <draw:line draw:style-name="gr3" draw:text-style-name="P1" draw:layer="layout" svg:x1="0.095cm" svg:y1="6.515cm" svg:x2="5.195cm" svg:y2="6.515cm">
          <text:p/>
        </draw:line>
        <draw:line draw:style-name="gr3" draw:text-style-name="P1" draw:layer="layout" svg:x1="0.095cm" svg:y1="6.988cm" svg:x2="5.195cm" svg:y2="6.988cm">
          <text:p/>
        </draw:line>
        <draw:line draw:style-name="gr3" draw:text-style-name="P1" draw:layer="layout" svg:x1="0.095cm" svg:y1="7.46cm" svg:x2="5.195cm" svg:y2="7.46cm">
          <text:p/>
        </draw:line>
        <draw:line draw:style-name="gr3" draw:text-style-name="P1" draw:layer="layout" svg:x1="0.095cm" svg:y1="7.933cm" svg:x2="5.195cm" svg:y2="7.933cm">
          <text:p/>
        </draw:line>
        <draw:line draw:style-name="gr3" draw:text-style-name="P1" draw:layer="layout" svg:x1="0.095cm" svg:y1="8.407cm" svg:x2="5.195cm" svg:y2="8.407cm">
          <text:p/>
        </draw:line>
        <draw:line draw:style-name="gr3" draw:text-style-name="P1" draw:layer="layout" svg:x1="0.095cm" svg:y1="8.88cm" svg:x2="5.195cm" svg:y2="8.88cm">
          <text:p/>
        </draw:line>
        <draw:line draw:style-name="gr3" draw:text-style-name="P1" draw:layer="layout" svg:x1="0.095cm" svg:y1="9.352cm" svg:x2="5.195cm" svg:y2="9.352cm">
          <text:p/>
        </draw:line>
        <draw:line draw:style-name="gr3" draw:text-style-name="P1" draw:layer="layout" svg:x1="0.095cm" svg:y1="9.825cm" svg:x2="5.195cm" svg:y2="9.825cm">
          <text:p/>
        </draw:line>
        <draw:line draw:style-name="gr3" draw:text-style-name="P1" draw:layer="layout" svg:x1="0.095cm" svg:y1="10.299cm" svg:x2="5.195cm" svg:y2="10.299cm">
          <text:p/>
        </draw:line>
        <draw:line draw:style-name="gr3" draw:text-style-name="P1" draw:layer="layout" svg:x1="0.095cm" svg:y1="10.772cm" svg:x2="5.195cm" svg:y2="10.772cm">
          <text:p/>
        </draw:line>
        <draw:frame draw:style-name="gr2" draw:text-style-name="P3" draw:layer="layout" svg:width="1.248cm" svg:height="0.414cm" svg:x="9.361cm" svg:y="25.64cm">
          <draw:text-box>
            <text:p text:style-name="P2"><text:span text:style-name="T1">Page </text:span><text:span text:style-name="T1">1</text:span></text:p>
          </draw:text-box>
        </draw:frame>
        <draw:frame draw:style-name="gr4" draw:text-style-name="P3" draw:layer="layout" svg:width="0.395cm" svg:height="0.414cm" svg:x="2.384cm" svg:y="1.809cm">
          <draw:text-box>
            <text:p text:style-name="P2"><text:span text:style-name="T1">5</text:span></text:p>
          </draw:text-box>
        </draw:frame>
        <draw:frame draw:style-name="gr5" draw:text-style-name="P3" draw:layer="layout" svg:width="1.205cm" svg:height="0.414cm" svg:x="3.92cm" svg:y="1.809cm">
          <draw:text-box>
            <text:p text:style-name="P2"><text:span text:style-name="T1">0.000</text:span><text:span text:style-name="T1">2</text:span></text:p>
          </draw:text-box>
        </draw:frame>
        <draw:frame draw:style-name="gr6" draw:text-style-name="P3" draw:layer="layout" svg:width="0.439cm" svg:height="0.414cm" svg:x="2.163cm" svg:y="2.282cm">
          <draw:text-box>
            <text:p text:style-name="P2"><text:span text:style-name="T1">10</text:span></text:p>
          </draw:text-box>
        </draw:frame>
        <draw:frame draw:style-name="gr5" draw:text-style-name="P3" draw:layer="layout" svg:width="1.205cm" svg:height="0.414cm" svg:x="3.92cm" svg:y="2.282cm">
          <draw:text-box>
            <text:p text:style-name="P2"><text:span text:style-name="T1">0.000</text:span><text:span text:style-name="T1">5</text:span></text:p>
          </draw:text-box>
        </draw:frame>
        <draw:frame draw:style-name="gr6" draw:text-style-name="P3" draw:layer="layout" svg:width="0.439cm" svg:height="0.414cm" svg:x="2.163cm" svg:y="2.755cm">
          <draw:text-box>
            <text:p text:style-name="P2"><text:span text:style-name="T1">15</text:span></text:p>
          </draw:text-box>
        </draw:frame>
        <draw:frame draw:style-name="gr5" draw:text-style-name="P3" draw:layer="layout" svg:width="1.205cm" svg:height="0.414cm" svg:x="3.92cm" svg:y="2.755cm">
          <draw:text-box>
            <text:p text:style-name="P2"><text:span text:style-name="T1">0.001</text:span><text:span text:style-name="T1">5</text:span></text:p>
          </draw:text-box>
        </draw:frame>
        <draw:frame draw:style-name="gr6" draw:text-style-name="P3" draw:layer="layout" svg:width="0.439cm" svg:height="0.414cm" svg:x="2.163cm" svg:y="3.228cm">
          <draw:text-box>
            <text:p text:style-name="P2"><text:span text:style-name="T1">20</text:span></text:p>
          </draw:text-box>
        </draw:frame>
        <draw:frame draw:style-name="gr5" draw:text-style-name="P3" draw:layer="layout" svg:width="1.205cm" svg:height="0.414cm" svg:x="3.92cm" svg:y="3.228cm">
          <draw:text-box>
            <text:p text:style-name="P2"><text:span text:style-name="T1">0.005</text:span><text:span text:style-name="T1">1</text:span></text:p>
          </draw:text-box>
        </draw:frame>
        <draw:frame draw:style-name="gr6" draw:text-style-name="P3" draw:layer="layout" svg:width="0.439cm" svg:height="0.414cm" svg:x="2.163cm" svg:y="3.701cm">
          <draw:text-box>
            <text:p text:style-name="P2"><text:span text:style-name="T1">25</text:span></text:p>
          </draw:text-box>
        </draw:frame>
        <draw:frame draw:style-name="gr5" draw:text-style-name="P3" draw:layer="layout" svg:width="1.205cm" svg:height="0.414cm" svg:x="3.92cm" svg:y="3.701cm">
          <draw:text-box>
            <text:p text:style-name="P2"><text:span text:style-name="T1">0.014</text:span><text:span text:style-name="T1">2</text:span></text:p>
          </draw:text-box>
        </draw:frame>
        <draw:frame draw:style-name="gr6" draw:text-style-name="P3" draw:layer="layout" svg:width="0.439cm" svg:height="0.414cm" svg:x="2.163cm" svg:y="4.174cm">
          <draw:text-box>
            <text:p text:style-name="P2"><text:span text:style-name="T1">30</text:span></text:p>
          </draw:text-box>
        </draw:frame>
        <draw:frame draw:style-name="gr5" draw:text-style-name="P3" draw:layer="layout" svg:width="1.205cm" svg:height="0.414cm" svg:x="3.92cm" svg:y="4.174cm">
          <draw:text-box>
            <text:p text:style-name="P2"><text:span text:style-name="T1">0.034</text:span><text:span text:style-name="T1">3</text:span></text:p>
          </draw:text-box>
        </draw:frame>
        <draw:frame draw:style-name="gr6" draw:text-style-name="P3" draw:layer="layout" svg:width="0.439cm" svg:height="0.414cm" svg:x="2.163cm" svg:y="4.647cm">
          <draw:text-box>
            <text:p text:style-name="P2"><text:span text:style-name="T1">35</text:span></text:p>
          </draw:text-box>
        </draw:frame>
        <draw:frame draw:style-name="gr5" draw:text-style-name="P3" draw:layer="layout" svg:width="1.205cm" svg:height="0.414cm" svg:x="3.92cm" svg:y="4.647cm">
          <draw:text-box>
            <text:p text:style-name="P2"><text:span text:style-name="T1">0.073</text:span><text:span text:style-name="T1">2</text:span></text:p>
          </draw:text-box>
        </draw:frame>
        <draw:frame draw:style-name="gr6" draw:text-style-name="P3" draw:layer="layout" svg:width="0.439cm" svg:height="0.414cm" svg:x="2.163cm" svg:y="5.121cm">
          <draw:text-box>
            <text:p text:style-name="P2"><text:span text:style-name="T1">40</text:span></text:p>
          </draw:text-box>
        </draw:frame>
        <draw:frame draw:style-name="gr5" draw:text-style-name="P3" draw:layer="layout" svg:width="1.205cm" svg:height="0.414cm" svg:x="3.92cm" svg:y="5.121cm">
          <draw:text-box>
            <text:p text:style-name="P2"><text:span text:style-name="T1">0.141</text:span><text:span text:style-name="T1">8</text:span></text:p>
          </draw:text-box>
        </draw:frame>
        <draw:frame draw:style-name="gr6" draw:text-style-name="P3" draw:layer="layout" svg:width="0.439cm" svg:height="0.414cm" svg:x="2.163cm" svg:y="5.594cm">
          <draw:text-box>
            <text:p text:style-name="P2"><text:span text:style-name="T1">45</text:span></text:p>
          </draw:text-box>
        </draw:frame>
        <draw:frame draw:style-name="gr5" draw:text-style-name="P3" draw:layer="layout" svg:width="1.205cm" svg:height="0.414cm" svg:x="3.92cm" svg:y="5.594cm">
          <draw:text-box>
            <text:p text:style-name="P2"><text:span text:style-name="T1">0.254</text:span><text:span text:style-name="T1">6</text:span></text:p>
          </draw:text-box>
        </draw:frame>
        <draw:frame draw:style-name="gr6" draw:text-style-name="P3" draw:layer="layout" svg:width="0.439cm" svg:height="0.414cm" svg:x="2.163cm" svg:y="6.067cm">
          <draw:text-box>
            <text:p text:style-name="P2"><text:span text:style-name="T1">50</text:span></text:p>
          </draw:text-box>
        </draw:frame>
        <draw:frame draw:style-name="gr5" draw:text-style-name="P3" draw:layer="layout" svg:width="1.205cm" svg:height="0.414cm" svg:x="3.92cm" svg:y="6.067cm">
          <draw:text-box>
            <text:p text:style-name="P2"><text:span text:style-name="T1">0.430</text:span><text:span text:style-name="T1">2</text:span></text:p>
          </draw:text-box>
        </draw:frame>
        <draw:frame draw:style-name="gr6" draw:text-style-name="P3" draw:layer="layout" svg:width="0.439cm" svg:height="0.414cm" svg:x="2.163cm" svg:y="6.54cm">
          <draw:text-box>
            <text:p text:style-name="P2"><text:span text:style-name="T1">55</text:span></text:p>
          </draw:text-box>
        </draw:frame>
        <draw:frame draw:style-name="gr5" draw:text-style-name="P3" draw:layer="layout" svg:width="1.205cm" svg:height="0.414cm" svg:x="3.92cm" svg:y="6.54cm">
          <draw:text-box>
            <text:p text:style-name="P2"><text:span text:style-name="T1">0.692</text:span><text:span text:style-name="T1">1</text:span></text:p>
          </draw:text-box>
        </draw:frame>
        <draw:frame draw:style-name="gr6" draw:text-style-name="P3" draw:layer="layout" svg:width="0.439cm" svg:height="0.414cm" svg:x="2.163cm" svg:y="7.013cm">
          <draw:text-box>
            <text:p text:style-name="P2"><text:span text:style-name="T1">60</text:span></text:p>
          </draw:text-box>
        </draw:frame>
        <draw:frame draw:style-name="gr5" draw:text-style-name="P3" draw:layer="layout" svg:width="1.205cm" svg:height="0.414cm" svg:x="3.92cm" svg:y="7.013cm">
          <draw:text-box>
            <text:p text:style-name="P2"><text:span text:style-name="T1">1.068</text:span><text:span text:style-name="T1">4</text:span></text:p>
          </draw:text-box>
        </draw:frame>
        <draw:frame draw:style-name="gr6" draw:text-style-name="P3" draw:layer="layout" svg:width="0.439cm" svg:height="0.414cm" svg:x="2.163cm" svg:y="7.486cm">
          <draw:text-box>
            <text:p text:style-name="P2"><text:span text:style-name="T1">65</text:span></text:p>
          </draw:text-box>
        </draw:frame>
        <draw:frame draw:style-name="gr5" draw:text-style-name="P3" draw:layer="layout" svg:width="1.205cm" svg:height="0.414cm" svg:x="3.92cm" svg:y="7.486cm">
          <draw:text-box>
            <text:p text:style-name="P2"><text:span text:style-name="T1">1.593</text:span><text:span text:style-name="T1">4</text:span></text:p>
          </draw:text-box>
        </draw:frame>
        <draw:frame draw:style-name="gr6" draw:text-style-name="P3" draw:layer="layout" svg:width="0.439cm" svg:height="0.414cm" svg:x="2.163cm" svg:y="7.959cm">
          <draw:text-box>
            <text:p text:style-name="P2"><text:span text:style-name="T1">70</text:span></text:p>
          </draw:text-box>
        </draw:frame>
        <draw:frame draw:style-name="gr5" draw:text-style-name="P3" draw:layer="layout" svg:width="1.205cm" svg:height="0.414cm" svg:x="3.92cm" svg:y="7.959cm">
          <draw:text-box>
            <text:p text:style-name="P2"><text:span text:style-name="T1">2.307</text:span><text:span text:style-name="T1">3</text:span></text:p>
          </draw:text-box>
        </draw:frame>
        <draw:frame draw:style-name="gr6" draw:text-style-name="P3" draw:layer="layout" svg:width="0.439cm" svg:height="0.414cm" svg:x="2.163cm" svg:y="8.432cm">
          <draw:text-box>
            <text:p text:style-name="P2"><text:span text:style-name="T1">75</text:span></text:p>
          </draw:text-box>
        </draw:frame>
        <draw:frame draw:style-name="gr5" draw:text-style-name="P3" draw:layer="layout" svg:width="1.205cm" svg:height="0.414cm" svg:x="3.92cm" svg:y="8.432cm">
          <draw:text-box>
            <text:p text:style-name="P2"><text:span text:style-name="T1">3.257</text:span><text:span text:style-name="T1">0</text:span></text:p>
          </draw:text-box>
        </draw:frame>
        <draw:frame draw:style-name="gr6" draw:text-style-name="P3" draw:layer="layout" svg:width="0.439cm" svg:height="0.414cm" svg:x="2.163cm" svg:y="8.905cm">
          <draw:text-box>
            <text:p text:style-name="P2"><text:span text:style-name="T1">80</text:span></text:p>
          </draw:text-box>
        </draw:frame>
        <draw:frame draw:style-name="gr5" draw:text-style-name="P3" draw:layer="layout" svg:width="1.205cm" svg:height="0.414cm" svg:x="3.92cm" svg:y="8.905cm">
          <draw:text-box>
            <text:p text:style-name="P2"><text:span text:style-name="T1">4.496</text:span><text:span text:style-name="T1">6</text:span></text:p>
          </draw:text-box>
        </draw:frame>
        <draw:frame draw:style-name="gr6" draw:text-style-name="P3" draw:layer="layout" svg:width="0.439cm" svg:height="0.414cm" svg:x="2.163cm" svg:y="9.378cm">
          <draw:text-box>
            <text:p text:style-name="P2"><text:span text:style-name="T1">85</text:span></text:p>
          </draw:text-box>
        </draw:frame>
        <draw:frame draw:style-name="gr5" draw:text-style-name="P3" draw:layer="layout" svg:width="1.205cm" svg:height="0.414cm" svg:x="3.92cm" svg:y="9.378cm">
          <draw:text-box>
            <text:p text:style-name="P2"><text:span text:style-name="T1">6.087</text:span><text:span text:style-name="T1">9</text:span></text:p>
          </draw:text-box>
        </draw:frame>
        <draw:frame draw:style-name="gr6" draw:text-style-name="P3" draw:layer="layout" svg:width="0.439cm" svg:height="0.414cm" svg:x="2.163cm" svg:y="9.851cm">
          <draw:text-box>
            <text:p text:style-name="P2"><text:span text:style-name="T1">90</text:span></text:p>
          </draw:text-box>
        </draw:frame>
        <draw:frame draw:style-name="gr5" draw:text-style-name="P3" draw:layer="layout" svg:width="1.205cm" svg:height="0.414cm" svg:x="3.92cm" svg:y="9.851cm">
          <draw:text-box>
            <text:p text:style-name="P2"><text:span text:style-name="T1">8.101</text:span><text:span text:style-name="T1">1</text:span></text:p>
          </draw:text-box>
        </draw:frame>
        <draw:frame draw:style-name="gr6" draw:text-style-name="P3" draw:layer="layout" svg:width="0.439cm" svg:height="0.414cm" svg:x="2.163cm" svg:y="10.324cm">
          <draw:text-box>
            <text:p text:style-name="P2"><text:span text:style-name="T1">95</text:span></text:p>
          </draw:text-box>
        </draw:frame>
        <draw:polygon draw:style-name="gr7" draw:text-style-name="P4" draw:layer="layout" svg:width="17.968cm" svg:height="9.439cm" svg:x="0.193cm" svg:y="11.006cm" svg:viewBox="0 0 17969 9440" draw:points="8987,9440 0,9440 0,0 17969,0 17969,9440">
          <text:p/>
        </draw:polygon>
        <draw:polygon draw:style-name="gr8" draw:text-style-name="P1" draw:layer="layout" svg:width="14.997cm" svg:height="7.145cm" svg:x="2.595cm" svg:y="11.404cm" svg:viewBox="0 0 14998 7146" draw:points="7499,7146 0,7146 0,0 14998,0 14998,7146">
          <text:p/>
        </draw:polygon>
        <draw:line draw:style-name="gr8" draw:text-style-name="P1" draw:layer="layout" svg:x1="17.592cm" svg:y1="18.547cm" svg:x2="2.595cm" svg:y2="18.547cm">
          <text:p/>
        </draw:line>
        <draw:line draw:style-name="gr8" draw:text-style-name="P1" draw:layer="layout" svg:x1="17.592cm" svg:y1="17.832cm" svg:x2="2.595cm" svg:y2="17.832cm">
          <text:p/>
        </draw:line>
        <draw:line draw:style-name="gr8" draw:text-style-name="P1" draw:layer="layout" svg:x1="17.592cm" svg:y1="17.118cm" svg:x2="2.595cm" svg:y2="17.118cm">
          <text:p/>
        </draw:line>
        <draw:line draw:style-name="gr8" draw:text-style-name="P1" draw:layer="layout" svg:x1="17.592cm" svg:y1="16.403cm" svg:x2="2.595cm" svg:y2="16.403cm">
          <text:p/>
        </draw:line>
        <draw:line draw:style-name="gr8" draw:text-style-name="P1" draw:layer="layout" svg:x1="17.592cm" svg:y1="15.689cm" svg:x2="2.595cm" svg:y2="15.689cm">
          <text:p/>
        </draw:line>
        <draw:line draw:style-name="gr8" draw:text-style-name="P1" draw:layer="layout" svg:x1="17.592cm" svg:y1="14.975cm" svg:x2="2.595cm" svg:y2="14.975cm">
          <text:p/>
        </draw:line>
        <draw:line draw:style-name="gr8" draw:text-style-name="P1" draw:layer="layout" svg:x1="17.592cm" svg:y1="14.261cm" svg:x2="2.595cm" svg:y2="14.261cm">
          <text:p/>
        </draw:line>
        <draw:line draw:style-name="gr8" draw:text-style-name="P1" draw:layer="layout" svg:x1="17.592cm" svg:y1="13.545cm" svg:x2="2.595cm" svg:y2="13.545cm">
          <text:p/>
        </draw:line>
        <draw:line draw:style-name="gr8" draw:text-style-name="P1" draw:layer="layout" svg:x1="17.592cm" svg:y1="12.831cm" svg:x2="2.595cm" svg:y2="12.831cm">
          <text:p/>
        </draw:line>
        <draw:line draw:style-name="gr8" draw:text-style-name="P1" draw:layer="layout" svg:x1="17.592cm" svg:y1="12.117cm" svg:x2="2.595cm" svg:y2="12.117cm">
          <text:p/>
        </draw:line>
        <draw:line draw:style-name="gr8" draw:text-style-name="P1" draw:layer="layout" svg:x1="17.592cm" svg:y1="11.402cm" svg:x2="2.595cm" svg:y2="11.402cm">
          <text:p/>
        </draw:line>
        <draw:line draw:style-name="gr8" draw:text-style-name="P1" draw:layer="layout" svg:x1="2.595cm" svg:y1="18.704cm" svg:x2="2.595cm" svg:y2="18.547cm">
          <text:p/>
        </draw:line>
        <draw:line draw:style-name="gr8" draw:text-style-name="P1" draw:layer="layout" svg:x1="2.595cm" svg:y1="18.704cm" svg:x2="2.595cm" svg:y2="18.547cm">
          <text:p/>
        </draw:line>
        <draw:line draw:style-name="gr8" draw:text-style-name="P1" draw:layer="layout" svg:x1="5.094cm" svg:y1="18.704cm" svg:x2="5.094cm" svg:y2="18.547cm">
          <text:p/>
        </draw:line>
        <draw:line draw:style-name="gr8" draw:text-style-name="P1" draw:layer="layout" svg:x1="5.094cm" svg:y1="18.704cm" svg:x2="5.094cm" svg:y2="18.547cm">
          <text:p/>
        </draw:line>
        <draw:line draw:style-name="gr8" draw:text-style-name="P1" draw:layer="layout" svg:x1="7.592cm" svg:y1="18.704cm" svg:x2="7.592cm" svg:y2="18.547cm">
          <text:p/>
        </draw:line>
        <draw:line draw:style-name="gr8" draw:text-style-name="P1" draw:layer="layout" svg:x1="7.592cm" svg:y1="18.704cm" svg:x2="7.592cm" svg:y2="18.547cm">
          <text:p/>
        </draw:line>
        <draw:line draw:style-name="gr8" draw:text-style-name="P1" draw:layer="layout" svg:x1="10.092cm" svg:y1="18.704cm" svg:x2="10.092cm" svg:y2="18.547cm">
          <text:p/>
        </draw:line>
        <draw:line draw:style-name="gr8" draw:text-style-name="P1" draw:layer="layout" svg:x1="10.092cm" svg:y1="18.704cm" svg:x2="10.092cm" svg:y2="18.547cm">
          <text:p/>
        </draw:line>
        <draw:line draw:style-name="gr8" draw:text-style-name="P1" draw:layer="layout" svg:x1="12.591cm" svg:y1="18.704cm" svg:x2="12.591cm" svg:y2="18.547cm">
          <text:p/>
        </draw:line>
        <draw:line draw:style-name="gr8" draw:text-style-name="P1" draw:layer="layout" svg:x1="12.591cm" svg:y1="18.704cm" svg:x2="12.591cm" svg:y2="18.547cm">
          <text:p/>
        </draw:line>
        <draw:line draw:style-name="gr8" draw:text-style-name="P1" draw:layer="layout" svg:x1="15.091cm" svg:y1="18.704cm" svg:x2="15.091cm" svg:y2="18.547cm">
          <text:p/>
        </draw:line>
        <draw:line draw:style-name="gr8" draw:text-style-name="P1" draw:layer="layout" svg:x1="15.091cm" svg:y1="18.704cm" svg:x2="15.091cm" svg:y2="18.547cm">
          <text:p/>
        </draw:line>
        <draw:line draw:style-name="gr8" draw:text-style-name="P1" draw:layer="layout" svg:x1="17.592cm" svg:y1="18.704cm" svg:x2="17.592cm" svg:y2="18.547cm">
          <text:p/>
        </draw:line>
        <draw:line draw:style-name="gr8" draw:text-style-name="P1" draw:layer="layout" svg:x1="17.592cm" svg:y1="18.704cm" svg:x2="17.592cm" svg:y2="18.547cm">
          <text:p/>
        </draw:line>
        <draw:line draw:style-name="gr8" draw:text-style-name="P1" draw:layer="layout" svg:x1="2.595cm" svg:y1="18.547cm" svg:x2="17.592cm" svg:y2="18.547cm">
          <text:p/>
        </draw:line>
        <draw:line draw:style-name="gr8" draw:text-style-name="P1" draw:layer="layout" svg:x1="2.426cm" svg:y1="18.547cm" svg:x2="2.594cm" svg:y2="18.547cm">
          <text:p/>
        </draw:line>
        <draw:line draw:style-name="gr8" draw:text-style-name="P1" draw:layer="layout" svg:x1="2.426cm" svg:y1="18.547cm" svg:x2="2.594cm" svg:y2="18.547cm">
          <text:p/>
        </draw:line>
        <draw:line draw:style-name="gr8" draw:text-style-name="P1" draw:layer="layout" svg:x1="2.426cm" svg:y1="17.832cm" svg:x2="2.594cm" svg:y2="17.832cm">
          <text:p/>
        </draw:line>
        <draw:line draw:style-name="gr8" draw:text-style-name="P1" draw:layer="layout" svg:x1="2.426cm" svg:y1="17.832cm" svg:x2="2.594cm" svg:y2="17.832cm">
          <text:p/>
        </draw:line>
        <draw:line draw:style-name="gr8" draw:text-style-name="P1" draw:layer="layout" svg:x1="2.426cm" svg:y1="17.118cm" svg:x2="2.594cm" svg:y2="17.118cm">
          <text:p/>
        </draw:line>
        <draw:line draw:style-name="gr8" draw:text-style-name="P1" draw:layer="layout" svg:x1="2.426cm" svg:y1="17.118cm" svg:x2="2.594cm" svg:y2="17.118cm">
          <text:p/>
        </draw:line>
        <draw:line draw:style-name="gr8" draw:text-style-name="P1" draw:layer="layout" svg:x1="2.426cm" svg:y1="16.403cm" svg:x2="2.594cm" svg:y2="16.403cm">
          <text:p/>
        </draw:line>
        <draw:line draw:style-name="gr8" draw:text-style-name="P1" draw:layer="layout" svg:x1="2.426cm" svg:y1="16.403cm" svg:x2="2.594cm" svg:y2="16.403cm">
          <text:p/>
        </draw:line>
        <draw:line draw:style-name="gr8" draw:text-style-name="P1" draw:layer="layout" svg:x1="2.426cm" svg:y1="15.689cm" svg:x2="2.594cm" svg:y2="15.689cm">
          <text:p/>
        </draw:line>
        <draw:line draw:style-name="gr8" draw:text-style-name="P1" draw:layer="layout" svg:x1="2.426cm" svg:y1="15.689cm" svg:x2="2.594cm" svg:y2="15.689cm">
          <text:p/>
        </draw:line>
        <draw:line draw:style-name="gr8" draw:text-style-name="P1" draw:layer="layout" svg:x1="2.426cm" svg:y1="14.975cm" svg:x2="2.594cm" svg:y2="14.975cm">
          <text:p/>
        </draw:line>
        <draw:line draw:style-name="gr8" draw:text-style-name="P1" draw:layer="layout" svg:x1="2.426cm" svg:y1="14.975cm" svg:x2="2.594cm" svg:y2="14.975cm">
          <text:p/>
        </draw:line>
        <draw:line draw:style-name="gr8" draw:text-style-name="P1" draw:layer="layout" svg:x1="2.426cm" svg:y1="14.261cm" svg:x2="2.594cm" svg:y2="14.261cm">
          <text:p/>
        </draw:line>
        <draw:line draw:style-name="gr8" draw:text-style-name="P1" draw:layer="layout" svg:x1="2.426cm" svg:y1="14.261cm" svg:x2="2.594cm" svg:y2="14.261cm">
          <text:p/>
        </draw:line>
        <draw:line draw:style-name="gr8" draw:text-style-name="P1" draw:layer="layout" svg:x1="2.426cm" svg:y1="13.545cm" svg:x2="2.594cm" svg:y2="13.545cm">
          <text:p/>
        </draw:line>
        <draw:line draw:style-name="gr8" draw:text-style-name="P1" draw:layer="layout" svg:x1="2.426cm" svg:y1="13.545cm" svg:x2="2.594cm" svg:y2="13.545cm">
          <text:p/>
        </draw:line>
        <draw:line draw:style-name="gr8" draw:text-style-name="P1" draw:layer="layout" svg:x1="2.426cm" svg:y1="12.831cm" svg:x2="2.594cm" svg:y2="12.831cm">
          <text:p/>
        </draw:line>
        <draw:line draw:style-name="gr8" draw:text-style-name="P1" draw:layer="layout" svg:x1="2.426cm" svg:y1="12.831cm" svg:x2="2.594cm" svg:y2="12.831cm">
          <text:p/>
        </draw:line>
        <draw:line draw:style-name="gr8" draw:text-style-name="P1" draw:layer="layout" svg:x1="2.426cm" svg:y1="12.117cm" svg:x2="2.594cm" svg:y2="12.117cm">
          <text:p/>
        </draw:line>
        <draw:line draw:style-name="gr8" draw:text-style-name="P1" draw:layer="layout" svg:x1="2.426cm" svg:y1="12.117cm" svg:x2="2.594cm" svg:y2="12.117cm">
          <text:p/>
        </draw:line>
        <draw:line draw:style-name="gr8" draw:text-style-name="P1" draw:layer="layout" svg:x1="2.426cm" svg:y1="11.402cm" svg:x2="2.594cm" svg:y2="11.402cm">
          <text:p/>
        </draw:line>
        <draw:line draw:style-name="gr8" draw:text-style-name="P1" draw:layer="layout" svg:x1="2.426cm" svg:y1="11.402cm" svg:x2="2.594cm" svg:y2="11.402cm">
          <text:p/>
        </draw:line>
        <draw:line draw:style-name="gr8" draw:text-style-name="P1" draw:layer="layout" svg:x1="2.595cm" svg:y1="18.547cm" svg:x2="2.595cm" svg:y2="11.402cm">
          <text:p/>
        </draw:line>
        <draw:polyline draw:style-name="gr9" draw:text-style-name="P1" draw:layer="layout" svg:width="13.265cm" svg:height="6.431cm" svg:x="2.595cm" svg:y="11.759cm" svg:viewBox="0 0 13266 6432" draw:points="0,6432 0,6074 0,5717 6,5360 16,5002 42,4645 91,4288 175,3931 318,3576 537,3216 865,2858 1335,2503 1991,2144 2883,1786 4070,1430 5621,1072 7609,714 10124,358 13266,0">
          <text:p/>
        </draw:polyline>
        <draw:polygon draw:style-name="gr10" draw:text-style-name="P5" draw:layer="layout" svg:width="0.28cm" svg:height="0.263cm" svg:x="2.454cm" svg:y="18.058cm" svg:viewBox="0 0 281 264" draw:points="0,0 0,264 281,264 281,0">
          <text:p/>
        </draw:polygon>
        <draw:polygon draw:style-name="gr10" draw:text-style-name="P5" draw:layer="layout" svg:width="0.28cm" svg:height="0.262cm" svg:x="2.454cm" svg:y="17.702cm" svg:viewBox="0 0 281 263" draw:points="0,0 0,263 281,263 281,0">
          <text:p/>
        </draw:polygon>
        <draw:polygon draw:style-name="gr10" draw:text-style-name="P5" draw:layer="layout" svg:width="0.281cm" svg:height="0.263cm" svg:x="2.456cm" svg:y="17.344cm" svg:viewBox="0 0 282 264" draw:points="0,0 0,264 282,264 282,0">
          <text:p/>
        </draw:polygon>
        <draw:polygon draw:style-name="gr10" draw:text-style-name="P5" draw:layer="layout" svg:width="0.282cm" svg:height="0.262cm" svg:x="2.459cm" svg:y="16.987cm" svg:viewBox="0 0 283 263" draw:points="0,0 0,263 283,263 283,0">
          <text:p/>
        </draw:polygon>
        <draw:polygon draw:style-name="gr10" draw:text-style-name="P5" draw:layer="layout" svg:width="0.28cm" svg:height="0.261cm" svg:x="2.471cm" svg:y="16.63cm" svg:viewBox="0 0 281 262" draw:points="0,0 0,262 281,262 281,0">
          <text:p/>
        </draw:polygon>
        <draw:polygon draw:style-name="gr10" draw:text-style-name="P5" draw:layer="layout" svg:width="0.28cm" svg:height="0.263cm" svg:x="2.497cm" svg:y="16.272cm" svg:viewBox="0 0 281 264" draw:points="0,0 0,264 281,264 281,0">
          <text:p/>
        </draw:polygon>
        <draw:polygon draw:style-name="gr10" draw:text-style-name="P5" draw:layer="layout" svg:width="0.28cm" svg:height="0.261cm" svg:x="2.545cm" svg:y="15.916cm" svg:viewBox="0 0 281 262" draw:points="0,0 0,262 281,262 281,0">
          <text:p/>
        </draw:polygon>
        <draw:polygon draw:style-name="gr10" draw:text-style-name="P5" draw:layer="layout" svg:width="0.282cm" svg:height="0.261cm" svg:x="2.63cm" svg:y="15.558cm" svg:viewBox="0 0 283 262" draw:points="0,0 0,262 283,262 283,0">
          <text:p/>
        </draw:polygon>
        <draw:polygon draw:style-name="gr10" draw:text-style-name="P5" draw:layer="layout" svg:width="0.28cm" svg:height="0.263cm" svg:x="2.772cm" svg:y="15.201cm" svg:viewBox="0 0 281 264" draw:points="0,0 0,264 281,264 281,0">
          <text:p/>
        </draw:polygon>
        <draw:polygon draw:style-name="gr10" draw:text-style-name="P5" draw:layer="layout" svg:width="0.282cm" svg:height="0.263cm" svg:x="2.99cm" svg:y="14.844cm" svg:viewBox="0 0 283 264" draw:points="0,0 0,264 283,264 283,0">
          <text:p/>
        </draw:polygon>
        <draw:polygon draw:style-name="gr10" draw:text-style-name="P5" draw:layer="layout" svg:width="0.281cm" svg:height="0.263cm" svg:x="3.318cm" svg:y="14.487cm" svg:viewBox="0 0 282 264" draw:points="0,0 0,264 282,264 282,0">
          <text:p/>
        </draw:polygon>
        <draw:polygon draw:style-name="gr10" draw:text-style-name="P5" draw:layer="layout" svg:width="0.28cm" svg:height="0.263cm" svg:x="3.79cm" svg:y="14.129cm" svg:viewBox="0 0 281 264" draw:points="0,0 0,264 281,264 281,0">
          <text:p/>
        </draw:polygon>
        <draw:polygon draw:style-name="gr10" draw:text-style-name="P5" draw:layer="layout" svg:width="0.281cm" svg:height="0.263cm" svg:x="4.446cm" svg:y="13.772cm" svg:viewBox="0 0 282 264" draw:points="0,0 0,264 282,264 282,0">
          <text:p/>
        </draw:polygon>
        <draw:polygon draw:style-name="gr10" draw:text-style-name="P5" draw:layer="layout" svg:width="0.281cm" svg:height="0.262cm" svg:x="5.337cm" svg:y="13.415cm" svg:viewBox="0 0 282 263" draw:points="0,0 0,263 282,263 282,0">
          <text:p/>
        </draw:polygon>
        <draw:polygon draw:style-name="gr10" draw:text-style-name="P5" draw:layer="layout" svg:width="0.282cm" svg:height="0.263cm" svg:x="6.523cm" svg:y="13.057cm" svg:viewBox="0 0 283 264" draw:points="0,0 0,264 283,264 283,0">
          <text:p/>
        </draw:polygon>
        <draw:polygon draw:style-name="gr10" draw:text-style-name="P5" draw:layer="layout" svg:width="0.282cm" svg:height="0.262cm" svg:x="8.073cm" svg:y="12.701cm" svg:viewBox="0 0 283 263" draw:points="0,0 0,263 283,263 283,0">
          <text:p/>
        </draw:polygon>
        <draw:polygon draw:style-name="gr10" draw:text-style-name="P5" draw:layer="layout" svg:width="0.28cm" svg:height="0.261cm" svg:x="10.062cm" svg:y="12.343cm" svg:viewBox="0 0 281 262" draw:points="0,0 0,262 281,262 281,0">
          <text:p/>
        </draw:polygon>
        <draw:polygon draw:style-name="gr10" draw:text-style-name="P5" draw:layer="layout" svg:width="0.28cm" svg:height="0.263cm" svg:x="12.578cm" svg:y="11.985cm" svg:viewBox="0 0 281 264" draw:points="0,0 0,264 281,264 281,0">
          <text:p/>
        </draw:polygon>
        <draw:polygon draw:style-name="gr10" draw:text-style-name="P5" draw:layer="layout" svg:width="0.281cm" svg:height="0.262cm" svg:x="15.72cm" svg:y="11.629cm" svg:viewBox="0 0 282 263" draw:points="0,0 0,263 282,263 282,0">
          <text:p/>
        </draw:polygon>
        <draw:frame draw:style-name="gr11" draw:text-style-name="P3" draw:layer="layout" svg:width="1.424cm" svg:height="0.414cm" svg:x="3.699cm" svg:y="10.324cm">
          <draw:text-box>
            <text:p text:style-name="P2"><text:span text:style-name="T1">10.61</text:span><text:span text:style-name="T1">50</text:span></text:p>
          </draw:text-box>
        </draw:frame>
        <draw:frame draw:style-name="gr4" draw:text-style-name="P3" draw:layer="layout" svg:width="0.395cm" svg:height="0.414cm" svg:x="2.49cm" svg:y="18.808cm">
          <draw:text-box>
            <text:p text:style-name="P2"><text:span text:style-name="T1">0</text:span></text:p>
          </draw:text-box>
        </draw:frame>
        <draw:frame draw:style-name="gr4" draw:text-style-name="P3" draw:layer="layout" svg:width="0.395cm" svg:height="0.414cm" svg:x="4.989cm" svg:y="18.808cm">
          <draw:text-box>
            <text:p text:style-name="P2"><text:span text:style-name="T1">2</text:span></text:p>
          </draw:text-box>
        </draw:frame>
        <draw:frame draw:style-name="gr4" draw:text-style-name="P3" draw:layer="layout" svg:width="0.395cm" svg:height="0.414cm" svg:x="7.488cm" svg:y="18.808cm">
          <draw:text-box>
            <text:p text:style-name="P2"><text:span text:style-name="T1">4</text:span></text:p>
          </draw:text-box>
        </draw:frame>
        <draw:frame draw:style-name="gr4" draw:text-style-name="P3" draw:layer="layout" svg:width="0.395cm" svg:height="0.414cm" svg:x="9.988cm" svg:y="18.808cm">
          <draw:text-box>
            <text:p text:style-name="P2"><text:span text:style-name="T1">6</text:span></text:p>
          </draw:text-box>
        </draw:frame>
        <draw:frame draw:style-name="gr4" draw:text-style-name="P3" draw:layer="layout" svg:width="0.395cm" svg:height="0.414cm" svg:x="12.488cm" svg:y="18.808cm">
          <draw:text-box>
            <text:p text:style-name="P2"><text:span text:style-name="T1">8</text:span></text:p>
          </draw:text-box>
        </draw:frame>
        <draw:frame draw:style-name="gr6" draw:text-style-name="P3" draw:layer="layout" svg:width="0.439cm" svg:height="0.414cm" svg:x="14.885cm" svg:y="18.808cm">
          <draw:text-box>
            <text:p text:style-name="P2"><text:span text:style-name="T1">10</text:span></text:p>
          </draw:text-box>
        </draw:frame>
        <draw:frame draw:style-name="gr6" draw:text-style-name="P3" draw:layer="layout" svg:width="0.439cm" svg:height="0.414cm" svg:x="17.384cm" svg:y="18.808cm">
          <draw:text-box>
            <text:p text:style-name="P2"><text:span text:style-name="T1">12</text:span></text:p>
          </draw:text-box>
        </draw:frame>
        <draw:frame draw:style-name="gr4" draw:text-style-name="P3" draw:layer="layout" svg:width="0.395cm" svg:height="0.414cm" svg:x="2.106cm" svg:y="18.338cm">
          <draw:text-box>
            <text:p text:style-name="P2"><text:span text:style-name="T1">0</text:span></text:p>
          </draw:text-box>
        </draw:frame>
        <draw:frame draw:style-name="gr6" draw:text-style-name="P3" draw:layer="layout" svg:width="0.439cm" svg:height="0.414cm" svg:x="1.899cm" svg:y="17.624cm">
          <draw:text-box>
            <text:p text:style-name="P2"><text:span text:style-name="T1">10</text:span></text:p>
          </draw:text-box>
        </draw:frame>
        <draw:frame draw:style-name="gr6" draw:text-style-name="P3" draw:layer="layout" svg:width="0.439cm" svg:height="0.414cm" svg:x="1.899cm" svg:y="16.91cm">
          <draw:text-box>
            <text:p text:style-name="P2"><text:span text:style-name="T1">20</text:span></text:p>
          </draw:text-box>
        </draw:frame>
        <draw:frame draw:style-name="gr6" draw:text-style-name="P3" draw:layer="layout" svg:width="0.439cm" svg:height="0.414cm" svg:x="1.899cm" svg:y="16.196cm">
          <draw:text-box>
            <text:p text:style-name="P2"><text:span text:style-name="T1">30</text:span></text:p>
          </draw:text-box>
        </draw:frame>
        <draw:frame draw:style-name="gr6" draw:text-style-name="P3" draw:layer="layout" svg:width="0.439cm" svg:height="0.414cm" svg:x="1.899cm" svg:y="15.48cm">
          <draw:text-box>
            <text:p text:style-name="P2"><text:span text:style-name="T1">40</text:span></text:p>
          </draw:text-box>
        </draw:frame>
        <draw:frame draw:style-name="gr6" draw:text-style-name="P3" draw:layer="layout" svg:width="0.439cm" svg:height="0.414cm" svg:x="1.899cm" svg:y="14.766cm">
          <draw:text-box>
            <text:p text:style-name="P2"><text:span text:style-name="T1">50</text:span></text:p>
          </draw:text-box>
        </draw:frame>
        <draw:frame draw:style-name="gr6" draw:text-style-name="P3" draw:layer="layout" svg:width="0.439cm" svg:height="0.414cm" svg:x="1.899cm" svg:y="14.052cm">
          <draw:text-box>
            <text:p text:style-name="P2"><text:span text:style-name="T1">60</text:span></text:p>
          </draw:text-box>
        </draw:frame>
        <draw:frame draw:style-name="gr6" draw:text-style-name="P3" draw:layer="layout" svg:width="0.439cm" svg:height="0.414cm" svg:x="1.899cm" svg:y="13.336cm">
          <draw:text-box>
            <text:p text:style-name="P2"><text:span text:style-name="T1">70</text:span></text:p>
          </draw:text-box>
        </draw:frame>
        <draw:frame draw:style-name="gr6" draw:text-style-name="P3" draw:layer="layout" svg:width="0.439cm" svg:height="0.414cm" svg:x="1.899cm" svg:y="12.622cm">
          <draw:text-box>
            <text:p text:style-name="P2"><text:span text:style-name="T1">80</text:span></text:p>
          </draw:text-box>
        </draw:frame>
        <draw:frame draw:style-name="gr6" draw:text-style-name="P3" draw:layer="layout" svg:width="0.439cm" svg:height="0.414cm" svg:x="1.899cm" svg:y="11.908cm">
          <draw:text-box>
            <text:p text:style-name="P2"><text:span text:style-name="T1">90</text:span></text:p>
          </draw:text-box>
        </draw:frame>
        <draw:frame draw:style-name="gr12" draw:text-style-name="P3" draw:layer="layout" svg:width="0.658cm" svg:height="0.414cm" svg:x="1.69cm" svg:y="11.194cm">
          <draw:text-box>
            <text:p text:style-name="P2"><text:span text:style-name="T1">100</text:span></text:p>
          </draw:text-box>
        </draw:frame>
        <draw:frame draw:style-name="gr13" draw:text-style-name="P7" draw:layer="layout" svg:width="0.939cm" svg:height="0.374cm" svg:x="9.268cm" svg:y="19.52cm">
          <draw:text-box>
            <text:p text:style-name="P6"><text:span text:style-name="T2">Strain</text:span></text:p>
          </draw:text-box>
        </draw:frame>
        <draw:frame draw:style-name="gr14" draw:text-style-name="P7" draw:layer="layout" svg:width="1.68cm" svg:height="0.401cm" draw:transform="rotate (1.5707963267949) translate (0.81cm 16.042cm)">
          <draw:text-box>
            <text:p text:style-name="P6"><text:span text:style-name="T2">Stres</text:span><text:span text:style-name="T2">s (ksi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0.99cm" fo:page-height="27.1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6T00:33:50.613008277</dc:date>
    <meta:editing-duration>PT5M48S</meta:editing-duration>
    <meta:editing-cycles>1</meta:editing-cycles>
    <meta:document-statistic meta:object-count="155"/>
    <meta:generator>LibreOffice/7.6.7.2$Linux_X86_64 LibreOffice_project/60$Build-2</meta:generator>
  </office:meta>
</office:document-meta>
</file>